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8.528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9.758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4.27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4.403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5.99cm"/>
    </style:style>
    <style:style style:name="co31" style:family="table-column">
      <style:table-column-properties fo:break-before="auto" style:column-width="8.938cm"/>
    </style:style>
    <style:style style:name="co32" style:family="table-column">
      <style:table-column-properties fo:break-before="auto" style:column-width="4.099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5.713cm"/>
    </style:style>
    <style:style style:name="co35" style:family="table-column">
      <style:table-column-properties fo:break-before="auto" style:column-width="3.935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4.464cm"/>
    </style:style>
    <style:style style:name="co26" style:family="table-column">
      <style:table-column-properties fo:break-before="auto" style:column-width="3.448cm"/>
    </style:style>
    <style:style style:name="co27" style:family="table-column">
      <style:table-column-properties fo:break-before="auto" style:column-width="4.923cm"/>
    </style:style>
    <style:style style:name="co28" style:family="table-column">
      <style:table-column-properties fo:break-before="auto" style:column-width="6.75cm"/>
    </style:style>
    <style:style style:name="co29" style:family="table-column">
      <style:table-column-properties fo:break-before="auto" style:column-width="6.724cm"/>
    </style:style>
    <style:style style:name="co30" style:family="table-column">
      <style:table-column-properties fo:break-before="auto" style:column-width="5.537cm"/>
    </style:style>
    <style:style style:name="co38" style:family="table-column">
      <style:table-column-properties fo:break-before="auto" style:column-width="3.115cm"/>
    </style:style>
    <style:style style:name="co39" style:family="table-column">
      <style:table-column-properties fo:break-before="auto" style:column-width="1.529cm"/>
    </style:style>
    <style:style style:name="co40" style:family="table-column">
      <style:table-column-properties fo:break-before="auto" style:column-width="8.911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4" style:family="table-cell" style:parent-style-name="Default">
      <style:text-properties style:text-position="" style:font-name="Arial" style:font-name-asian="DejaVu Sans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table:style-name="ce1" office:value-type="string">
            <text:p>Lieu de Naissance</text:p>
          </table:table-cell>
          <table:table-cell table:number-columns-repeated="9"/>
        </table:table-row>
        <table:table-row table:style-name="ro1">
          <table:table-cell office:value-type="string">
            <text:p>[block1;block=begin][block1.nom]</text:p>
          </table:table-cell>
          <table:table-cell table:style-name="ce1" office:value-type="string">
            <text:p>[block1.prenom]</text:p>
          </table:table-cell>
          <table:table-cell office:value-type="string">
            <text:p>[block1.numeroacte]</text:p>
          </table:table-cell>
          <table:table-cell table:style-name="ce1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9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31" table:default-cell-style-name="ce4"/>
        <table:table-column table:style-name="co32" table:default-cell-style-name="ce4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Numero Acte</text:p>
          </table:table-cell>
          <table:table-cell office:value-type="string">
            <text:p>Date de mariage</text:p>
          </table:table-cell>
          <table:table-cell office:value-type="string">
            <text:p>Nom Conjoint n°1</text:p>
          </table:table-cell>
          <table:table-cell office:value-type="string">
            <text:p>Prénom Conjoint n°1</text:p>
          </table:table-cell>
          <table:table-cell office:value-type="string">
            <text:p>Nom Conjoint n°2</text:p>
          </table:table-cell>
          <table:table-cell office:value-type="string">
            <text:p>Prénom Conjoint n°2</text:p>
          </table:table-cell>
          <table:table-cell table:number-columns-repeated="8"/>
        </table:table-row>
        <table:table-row table:style-name="ro1">
          <table:table-cell office:value-type="string">
            <text:p>[block2;block=begin][block2.numeroacte]</text:p>
          </table:table-cell>
          <table:table-cell table:style-name="ce4" office:value-type="string">
            <text:p>[block2.datemariage]</text:p>
          </table:table-cell>
          <table:table-cell office:value-type="string">
            <text:p>[block2.nomConjoint1]</text:p>
          </table:table-cell>
          <table:table-cell office:value-type="string">
            <text:p>[block2.prenomConjoint1]</text:p>
          </table:table-cell>
          <table:table-cell office:value-type="string">
            <text:p>[block2.nomConjoint2]</text:p>
          </table:table-cell>
          <table:table-cell office:value-type="string">
            <text:p>[block2.prenomConjoint2]</text:p>
          </table:table-cell>
          <table:table-cell table:number-columns-repeated="8"/>
        </table:table-row>
        <table:table-row table:style-name="ro1">
          <table:table-cell table:style-name="ce4" office:value-type="string">
            <text:p>[block2;block=end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</table:table>
      <table:table table:name="Dec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3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 deces</text:p>
          </table:table-cell>
          <table:table-cell office:value-type="string">
            <text:p>Lieu de décès</text:p>
          </table:table-cell>
          <table:table-cell table:number-columns-repeated="3"/>
        </table:table-row>
        <table:table-row table:style-name="ro1">
          <table:table-cell office:value-type="string">
            <text:p>[block3;block=begin][block3.nomdefunt]</text:p>
          </table:table-cell>
          <table:table-cell table:style-name="ce3" office:value-type="string">
            <text:p>[block3.prenomdefunt]</text:p>
          </table:table-cell>
          <table:table-cell table:style-name="ce3" office:value-type="string">
            <text:p>[block3.numeroacte]</text:p>
          </table:table-cell>
          <table:table-cell table:style-name="ce3" office:value-type="string">
            <text:p>[block3.datedeces]</text:p>
          </table:table-cell>
          <table:table-cell table:style-name="ce3" office:value-type="string">
            <text:p>[block3.lieudeces]</text:p>
          </table:table-cell>
          <table:table-cell table:number-columns-repeated="3"/>
        </table:table-row>
        <table:table-row table:style-name="ro2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6:21:22</dc:date>
    <dc:creator>romain </dc:creator>
    <meta:editing-duration>PT7H48M39S</meta:editing-duration>
    <meta:editing-cycles>122</meta:editing-cycles>
    <meta:document-statistic meta:table-count="3" meta:cell-count="35" meta:object-count="0"/>
  </office:meta>
</office:document-meta>
</file>